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1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74.47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51.52mm"/>
    </style:style>
    <style:style style:name="co6" style:family="table-column">
      <style:table-column-properties fo:break-before="auto" style:column-width="50.11mm"/>
    </style:style>
    <style:style style:name="co7" style:family="table-column">
      <style:table-column-properties fo:break-before="auto" style:column-width="49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14.5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PageStyle_5f_Paràmetres_20_nòmina">
      <style:table-properties table:display="true" style:writing-mode="lr-tb"/>
    </style:style>
    <style:style style:name="ta2" style:family="table" style:master-page-name="PageStyle_5f_Desglossament_20_càlcul_20_per_20_treballador">
      <style:table-properties table:display="true" style:writing-mode="lr-tb"/>
    </style:style>
    <style:style style:name="ta3" style:family="table" style:master-page-name="PageStyle_5f_Rebut_20_SS_20_amb_20_desglossamen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b7e1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8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a4c2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8">
      <style:table-cell-properties fo:background-color="#d9d9d9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8">
      <style:table-cell-properties fo:background-color="#a4c2f4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b7e1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8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8">
      <style:table-cell-properties fo:background-color="#cccccc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8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08">
      <style:table-cell-properties fo:background-color="#000000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a4c2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8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08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3" style:family="text">
      <style:text-properties style:font-name="Liberation Sans" style:font-size-asian="10pt" fo:font-size="10pt" style:font-size-complex="10pt"/>
    </style:style>
    <style:style style:name="T4" style:family="text">
      <style:text-properties style:font-name="Liberation Sans" style:font-size-asian="10pt" fo:font-size="10pt" style:font-size-complex="10pt" fo:text-shadow="none" style:font-style-asian="normal" style:use-window-font-color="true" style:font-weight-complex="normal" style:font-weight-asian="normal" style:text-position="0% 100%" fo:font-style="normal" style:text-line-through-type="none" style:text-underline-style="none" style:text-underline-color="font-color" fo:font-weight="normal" style:font-style-complex="normal" style:text-outline="false"/>
    </style:style>
    <style:style style:name="T5" style:family="text">
      <style:text-properties style:font-name="Liberation Sans" style:font-size-asian="10pt" fo:font-size="10pt" style:font-size-complex="10pt" fo:text-shadow="none" style:use-window-font-color="true" style:font-weight-complex="normal" style:font-weight-asian="normal" style:text-position="0% 100%" style:text-line-through-type="none" style:text-underline-style="none" style:text-underline-color="font-color" fo:font-weight="normal" style:text-outline="false" fo:font-style="italic" style:font-style-asian="italic" style:font-style-complex="italic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style:font-name="Liberation Sans" fo:font-size="10pt" style:font-size-asian="10pt" style:font-size-complex="10pt" style:use-window-font-color="true" fo:font-weight="normal" style:text-underline-style="none" style:text-underline-color="font-color" style:text-line-through-type="none" fo:font-style="italic" style:text-outline="false" fo:text-shadow="none" style:text-position="0% 100%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àmetres nòmina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2" table:number-columns-repeated="1020" table:default-cell-style-name="ce44"/>
        <table:table-row table:style-name="ro1">
          <table:table-cell table:style-name="ce39"/>
          <table:table-cell table:style-name="ce40"/>
          <table:table-cell table:number-columns-repeated="1022"/>
        </table:table-row>
        <table:table-row table:style-name="ro1">
          <table:table-cell table:style-name="ce39" office:value-type="string" calcext:value-type="string" table:number-columns-spanned="4" table:number-rows-spanned="3">
            <text:p>Descripció: <text:span text:style-name="T1">aquest full de càlcul serveix per treure els valors de cotització de N treballadors a temps parcial que cobren tots el mateix. Pot servir per petites empreses que fan les liquidacions de les cotitzacions a la Seguretat Social per elles mateixes, evitant cars i complexos ERPs. Els valors que surten al document de liquidació són els de la pàgina </text:span><text:span text:style-name="T2">Rebut SS amb desglossament.</text:span></text:p>
          </table:table-cell>
          <table:covered-table-cell table:style-name="ce40"/>
          <table:covered-table-cell table:number-columns-repeated="2"/>
          <table:table-cell table:number-columns-repeated="1020"/>
        </table:table-row>
        <table:table-row table:style-name="ro1">
          <table:covered-table-cell table:number-columns-repeated="2" table:style-name="ce40"/>
          <table:covered-table-cell table:number-columns-repeated="2"/>
          <table:table-cell table:number-columns-repeated="1020"/>
        </table:table-row>
        <table:table-row table:style-name="ro2">
          <table:covered-table-cell table:number-columns-repeated="2" table:style-name="ce40"/>
          <table:covered-table-cell table:number-columns-repeated="2"/>
          <table:table-cell table:number-columns-repeated="1020"/>
        </table:table-row>
        <table:table-row table:style-name="ro2">
          <table:table-cell table:style-name="ce40" table:number-columns-repeated="2"/>
          <table:table-cell table:number-columns-repeated="1022"/>
        </table:table-row>
        <table:table-row table:style-name="ro1">
          <table:table-cell table:style-name="ce41" office:value-type="string" calcext:value-type="string">
            <text:p>Nom</text:p>
          </table:table-cell>
          <table:table-cell table:style-name="ce41"/>
          <table:table-cell table:style-name="ce53" office:value-type="string" calcext:value-type="string" table:number-columns-spanned="2" table:number-rows-spanned="1">
            <text:p>Comentari</text:p>
          </table:table-cell>
          <table:covered-table-cell/>
          <table:table-cell table:number-columns-repeated="1020"/>
        </table:table-row>
        <table:table-row table:style-name="ro1">
          <table:table-cell table:style-name="ce42" office:value-type="string" calcext:value-type="string">
            <text:p>Treballadors amb aquesta nòmina</text:p>
          </table:table-cell>
          <table:table-cell table:style-name="ce42" office:value-type="float" office:value="3" calcext:value-type="float">
            <text:p>3</text:p>
          </table:table-cell>
          <table:table-cell table:style-name="ce54" table:number-columns-spanned="2" table:number-rows-spanned="1"/>
          <table:covered-table-cell/>
          <table:table-cell table:number-columns-repeated="1020"/>
        </table:table-row>
        <table:table-row table:style-name="ro3">
          <table:table-cell table:style-name="ce42" office:value-type="string" calcext:value-type="string">
            <text:p>Hores treballades</text:p>
          </table:table-cell>
          <table:table-cell table:style-name="ce42" office:value-type="float" office:value="8" calcext:value-type="float">
            <text:p>8</text:p>
          </table:table-cell>
          <table:table-cell table:style-name="ce55" office:value-type="string" calcext:value-type="string" table:number-columns-spanned="2" table:number-rows-spanned="1">
            <text:p>Surt a la part inferior de la nòmin<text:span text:style-name="T6">a (</text:span><text:span text:style-name="T7">RESUMEN HORAS REALIZADAS TRABAJADOR A TIEMPO PARCIAL)</text:span></text:p>
          </table:table-cell>
          <table:covered-table-cell/>
          <table:table-cell table:number-columns-repeated="1020"/>
        </table:table-row>
        <table:table-row table:style-name="ro4">
          <table:table-cell table:style-name="ce43" office:value-type="string" calcext:value-type="string">
            <text:p>Salari base</text:p>
          </table:table-cell>
          <table:table-cell table:style-name="ce43" office:value-type="float" office:value="223.52" calcext:value-type="float">
            <text:p>223,52</text:p>
          </table:table-cell>
          <table:table-cell table:style-name="ce55" office:value-type="string" calcext:value-type="string" table:number-columns-spanned="2" table:number-rows-spanned="1">
            <text:p>Apareix a la nòmina. Salari base. Es publica a Internet a la web de la seguretat social. Ho pot donar una gestoria sinó.</text:p>
          </table:table-cell>
          <table:covered-table-cell/>
          <table:table-cell table:style-name="ce43"/>
          <table:table-cell table:style-name="ce62"/>
          <table:table-cell table:style-name="ce64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Gratificacions extraordinàries</text:p>
          </table:table-cell>
          <table:table-cell table:style-name="ce42" office:value-type="float" office:value="40.22" calcext:value-type="float">
            <text:p>40,22</text:p>
          </table:table-cell>
          <table:table-cell table:style-name="ce54" office:value-type="string" calcext:value-type="string" table:number-columns-spanned="2" table:number-rows-spanned="1">
            <text:p>Apareix a la nòmina. Gestoria en cas de dubte.</text:p>
          </table:table-cell>
          <table:covered-table-cell/>
          <table:table-cell table:style-name="ce42"/>
          <table:table-cell table:style-name="ce63"/>
          <table:table-cell table:number-columns-repeated="1018"/>
        </table:table-row>
        <table:table-row table:style-name="ro1">
          <table:table-cell table:style-name="ce42" office:value-type="string" calcext:value-type="string">
            <text:p>PLUS convenio</text:p>
          </table:table-cell>
          <table:table-cell table:style-name="ce42" office:value-type="float" office:value="15.69" calcext:value-type="float">
            <text:p>15,69</text:p>
          </table:table-cell>
          <table:table-cell table:style-name="ce54" office:value-type="string" calcext:value-type="string" table:number-columns-spanned="2" table:number-rows-spanned="1">
            <text:p>Apareix a la nòmina. Gestoria en cas de dubte.</text:p>
          </table:table-cell>
          <table:covered-table-cell/>
          <table:table-cell table:style-name="ce42"/>
          <table:table-cell table:style-name="ce63"/>
          <table:table-cell table:number-columns-repeated="1018"/>
        </table:table-row>
        <table:table-row table:style-name="ro3">
          <table:table-cell table:style-name="ce42" office:value-type="string" calcext:value-type="string">
            <text:p>Percentatge AT-IT</text:p>
          </table:table-cell>
          <table:table-cell table:style-name="ce46" office:value-type="percentage" office:value="0.008" calcext:value-type="percentage">
            <text:p>0,80%</text:p>
          </table:table-cell>
          <table:table-cell table:style-name="ce56" table:formula="of:=HYPERLINK(&quot;http://www.seg-social.es/wps/portal/wss/internet/Trabajadores/CotizacionRecaudacionTrabajadores/48410&quot;;&quot;Aquest percentatge varia periòdicament. Es pot consultar a la web de la seguretat social.&quot;)" office:value-type="string" office:string-value="Aquest percentatge varia periòdicament. Es pot consultar a la web de la seguretat social." calcext:value-type="string" table:number-columns-spanned="2" table:number-rows-spanned="1">
            <text:p>Aquest percentatge varia periòdicament. Es pot consultar a la web de la seguretat social.</text:p>
          </table:table-cell>
          <table:covered-table-cell/>
          <table:table-cell table:number-columns-repeated="1020"/>
        </table:table-row>
        <table:table-row table:style-name="ro5">
          <table:table-cell table:style-name="ce42" office:value-type="string" calcext:value-type="string">
            <text:p>Percentatge AT-IMS</text:p>
          </table:table-cell>
          <table:table-cell table:style-name="ce46" office:value-type="percentage" office:value="0.007" calcext:value-type="percentage">
            <text:p>0,70%</text:p>
          </table:table-cell>
          <table:table-cell table:style-name="ce56" table:formula="of:=HYPERLINK(&quot;http://www.seg-social.es/wps/portal/wss/internet/Trabajadores/CotizacionRecaudacionTrabajadores/48410&quot;;&quot;Aquest percentatge varia periòdicament. Es pot consultar a la web de la seguretat social.&quot;)" office:value-type="string" office:string-value="Aquest percentatge varia periòdicament. Es pot consultar a la web de la seguretat social." calcext:value-type="string" table:number-columns-spanned="2" table:number-rows-spanned="1">
            <text:p>Aquest percentatge varia periòdicament. Es pot consultar a la web de la seguretat social.</text:p>
          </table:table-cell>
          <table:covered-table-cell/>
          <table:table-cell table:number-columns-repeated="1020"/>
        </table:table-row>
        <table:table-row table:style-name="ro6">
          <table:table-cell table:style-name="ce42" office:value-type="string" calcext:value-type="string">
            <text:p>Base comú de cotització mínima</text:p>
          </table:table-cell>
          <table:table-cell table:style-name="ce42" office:value-type="float" office:value="6.33" calcext:value-type="float">
            <text:p>6,33</text:p>
          </table:table-cell>
          <table:table-cell table:style-name="ce56" table:formula="of:=HYPERLINK(&quot;http://www.seg-social.es/wps/portal/wss/internet/Trabajadores/CotizacionRecaudacionTrabajadores/36537&quot;;&quot;El valor mínim que pot tenir la cotització per hora. Es pot consultar a l'enllaç a la taula CONTRATO DE TRABAJO A TIEMPO PARCIAL.&quot;)" office:value-type="string" office:string-value="El valor mínim que pot tenir la cotització per hora. Es pot consultar a l'enllaç a la taula CONTRATO DE TRABAJO A TIEMPO PARCIAL." calcext:value-type="string" table:number-columns-spanned="2" table:number-rows-spanned="1">
            <text:p>El valor mínim que pot tenir la cotització per hora. Es pot consultar a l'enllaç a la taula CONTRATO DE TRABAJO A TIEMPO PARCIAL.</text:p>
          </table:table-cell>
          <table:covered-table-cell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">
          <table:table-cell table:style-name="ce41" office:value-type="string" calcext:value-type="string">
            <text:p>VALORS CALCULATS</text:p>
          </table:table-cell>
          <table:table-cell table:style-name="ce47"/>
          <table:table-cell table:style-name="ce53" office:value-type="string" calcext:value-type="string" table:number-columns-spanned="2" table:number-rows-spanned="1">
            <text:p>Comentari</text:p>
          </table:table-cell>
          <table:covered-table-cell/>
          <table:table-cell table:number-columns-repeated="1020"/>
        </table:table-row>
        <table:table-row table:style-name="ro1">
          <table:table-cell table:style-name="ce45" office:value-type="string" calcext:value-type="string">
            <text:p>TOTAL DEVENGADO</text:p>
          </table:table-cell>
          <table:table-cell table:style-name="ce48" table:formula="of:=SUM([.B9:.B11])" office:value-type="currency" office:currency="EUR" office:value="279.43" calcext:value-type="currency">
            <text:p>279,43 €</text:p>
          </table:table-cell>
          <table:table-cell table:style-name="ce54" office:value-type="string" calcext:value-type="string" table:number-columns-spanned="2" table:number-rows-spanned="1">
            <text:p>Base de cotització per totes les hores</text:p>
          </table:table-cell>
          <table:covered-table-cell/>
          <table:table-cell table:number-columns-repeated="1020"/>
        </table:table-row>
        <table:table-row table:style-name="ro8">
          <table:table-cell table:style-name="ce45" office:value-type="string" calcext:value-type="string">
            <text:p>Base de cotització mínima</text:p>
          </table:table-cell>
          <table:table-cell table:style-name="ce48" table:formula="of:=[.B14]*[.B8]" office:value-type="currency" office:currency="EUR" office:value="50.64" calcext:value-type="currency">
            <text:p>50,64 €</text:p>
          </table:table-cell>
          <table:table-cell table:style-name="ce55" office:value-type="string" calcext:value-type="string" table:number-columns-spanned="2" table:number-rows-spanned="1">
            <text:p>Base de cotització mínima legal per totes les hores treballades.</text:p>
          </table:table-cell>
          <table:covered-table-cell/>
          <table:table-cell table:number-columns-repeated="1020"/>
        </table:table-row>
        <table:table-row table:style-name="ro6">
          <table:table-cell table:style-name="ce45" office:value-type="string" calcext:value-type="string">
            <text:p>Base de cotització</text:p>
          </table:table-cell>
          <table:table-cell table:style-name="ce48" table:formula="of:=MAX([.B17];[.B18])" office:value-type="currency" office:currency="EUR" office:value="279.43" calcext:value-type="currency">
            <text:p>279,43 €</text:p>
          </table:table-cell>
          <table:table-cell table:style-name="ce55" office:value-type="string" calcext:value-type="string" table:number-columns-spanned="2" table:number-rows-spanned="1">
            <text:p>Base de cotització per calcular els valors a especificar a la SS. Si el TOTAL DEVENGADO de la nòmina ens surt menor que el mínim legal, empram el mínim legal.</text:p>
          </table:table-cell>
          <table:covered-table-cell/>
          <table:table-cell table:number-columns-repeated="1020"/>
        </table:table-row>
        <table:table-row table:style-name="ro1">
          <table:table-cell table:style-name="ce40"/>
          <table:table-cell table:number-columns-repeated="1023"/>
        </table:table-row>
        <table:table-row table:style-name="ro1">
          <table:table-cell table:style-name="ce41" office:value-type="string" calcext:value-type="string">
            <text:p>Aportacions Treballador</text:p>
          </table:table-cell>
          <table:table-cell table:style-name="ce47" table:number-columns-repeated="4"/>
          <table:table-cell table:number-columns-repeated="1019"/>
        </table:table-row>
        <table:table-row table:style-name="ro1">
          <table:table-cell table:style-name="ce41" office:value-type="string" calcext:value-type="string">
            <text:p>Camp<text:span text:style-name="T3"> </text:span><text:span text:style-name="T4">(</text:span><text:span text:style-name="T5">Comprovar que són correctes)</text:span></text:p>
          </table:table-cell>
          <table:table-cell table:style-name="ce41" office:value-type="string" calcext:value-type="string">
            <text:p>Percentatge</text:p>
          </table:table-cell>
          <table:table-cell table:style-name="ce41" office:value-type="string" calcext:value-type="string">
            <text:p>Resultat</text:p>
          </table:table-cell>
          <table:table-cell table:style-name="ce53" office:value-type="string" calcext:value-type="string" table:number-columns-spanned="2" table:number-rows-spanned="1">
            <text:p>Comentari</text:p>
          </table:table-cell>
          <table:covered-table-cell/>
          <table:table-cell table:number-columns-repeated="1019"/>
        </table:table-row>
        <table:table-row table:style-name="ro9">
          <table:table-cell table:style-name="ce45" office:value-type="string" calcext:value-type="string">
            <text:p>Contingencias Comunes</text:p>
          </table:table-cell>
          <table:table-cell table:style-name="ce49" office:value-type="percentage" office:value="0.047" calcext:value-type="percentage">
            <text:p>4,70%</text:p>
          </table:table-cell>
          <table:table-cell table:style-name="ce48" table:formula="of:=ROUND([.$B$17]*[.B23];2)" office:value-type="currency" office:currency="EUR" office:value="13.13" calcext:value-type="currency">
            <text:p>13,13 €</text:p>
          </table:table-cell>
          <table:table-cell table:style-name="ce55" office:value-type="string" calcext:value-type="string" table:number-columns-spanned="2" table:number-rows-spanned="1">
            <text:p>S'especifiquen els camps sobre el TOTAL DEVENGADO, no la base de cotització. Aquí calculam el que surt a la nòmina, no el que declaram a la seguretat social</text:p>
          </table:table-cell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Desempleo</text:p>
          </table:table-cell>
          <table:table-cell table:style-name="ce49" office:value-type="percentage" office:value="0.0155" calcext:value-type="percentage">
            <text:p>1,55%</text:p>
          </table:table-cell>
          <table:table-cell table:style-name="ce48" table:formula="of:=ROUND([.$B$17]*[.B24];2)" office:value-type="currency" office:currency="EUR" office:value="4.33" calcext:value-type="currency">
            <text:p>4,33 €</text:p>
          </table:table-cell>
          <table:table-cell table:style-name="ce5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Formación Profesional</text:p>
          </table:table-cell>
          <table:table-cell table:style-name="ce49" office:value-type="percentage" office:value="0.001" calcext:value-type="percentage">
            <text:p>0,10%</text:p>
          </table:table-cell>
          <table:table-cell table:style-name="ce48" table:formula="of:=ROUND([.$B$17]*[.B25];2)" office:value-type="currency" office:currency="EUR" office:value="0.28" calcext:value-type="currency">
            <text:p>0,28 €</text:p>
          </table:table-cell>
          <table:table-cell table:style-name="ce5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1. TOTAL APORTACIONES</text:p>
          </table:table-cell>
          <table:table-cell table:style-name="ce50"/>
          <table:table-cell table:style-name="ce57" table:formula="of:=SUM([.C23:.C25])" office:value-type="currency" office:currency="EUR" office:value="17.74" calcext:value-type="currency">
            <text:p>17,74 €</text:p>
          </table:table-cell>
          <table:table-cell table:style-name="ce54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2. IRPF</text:p>
          </table:table-cell>
          <table:table-cell table:style-name="ce51" office:value-type="percentage" office:value="0.02" calcext:value-type="percentage">
            <text:p>2%</text:p>
          </table:table-cell>
          <table:table-cell table:style-name="ce48" table:formula="of:=ROUND([.$B$17]*[.B27];2)" office:value-type="currency" office:currency="EUR" office:value="5.59" calcext:value-type="currency">
            <text:p>5,59 €</text:p>
          </table:table-cell>
          <table:table-cell table:style-name="ce5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B. TOTAL DEDUCIR</text:p>
          </table:table-cell>
          <table:table-cell table:style-name="ce50"/>
          <table:table-cell table:style-name="ce57" table:formula="of:=[.C26]+[.C27]" office:value-type="currency" office:currency="EUR" office:value="23.33" calcext:value-type="currency">
            <text:p>23,33 €</text:p>
          </table:table-cell>
          <table:table-cell table:style-name="ce55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5" office:value-type="string" calcext:value-type="string">
            <text:p>LIQUIDO TOTAL A PERCIBIR</text:p>
          </table:table-cell>
          <table:table-cell table:style-name="ce50"/>
          <table:table-cell table:style-name="ce57" table:formula="of:=[.B17]-[.C28]" office:value-type="currency" office:currency="EUR" office:value="256.1" calcext:value-type="currency">
            <text:p>256,10 €</text:p>
          </table:table-cell>
          <table:table-cell table:style-name="ce54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58"/>
          <table:table-cell table:style-name="ce6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Accidents de treball</text:p>
          </table:table-cell>
          <table:table-cell table:style-name="ce47"/>
          <table:table-cell table:style-name="ce59"/>
          <table:table-cell table:style-name="ce6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amp<text:span text:style-name="T3"> </text:span><text:span text:style-name="T4">(</text:span><text:span text:style-name="T5">Comprovar que són correctes)</text:span></text:p>
          </table:table-cell>
          <table:table-cell table:style-name="ce41" office:value-type="string" calcext:value-type="string">
            <text:p>Percentatge</text:p>
          </table:table-cell>
          <table:table-cell table:style-name="ce41" office:value-type="string" calcext:value-type="string">
            <text:p>Resultat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IT</text:p>
          </table:table-cell>
          <table:table-cell table:style-name="ce49" table:formula="of:=[.B12]" office:value-type="percentage" office:value="0.008" calcext:value-type="percentage">
            <text:p>0,80%</text:p>
          </table:table-cell>
          <table:table-cell table:style-name="ce57" table:formula="of:=ROUND([.$B$17]*[.B33];2)" office:value-type="currency" office:currency="EUR" office:value="2.24" calcext:value-type="currency">
            <text:p>2,24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IMS</text:p>
          </table:table-cell>
          <table:table-cell table:style-name="ce49" table:formula="of:=[.B13]" office:value-type="percentage" office:value="0.007" calcext:value-type="percentage">
            <text:p>0,70%</text:p>
          </table:table-cell>
          <table:table-cell table:style-name="ce57" table:formula="of:=ROUND([.$B$17]*[.B34];2)" office:value-type="currency" office:currency="EUR" office:value="1.96" calcext:value-type="currency">
            <text:p>1,96 €</text:p>
          </table:table-cell>
          <table:table-cell table:number-columns-repeated="1021"/>
        </table:table-row>
        <table:table-row table:style-name="ro1">
          <table:table-cell table:style-name="ce40"/>
          <table:table-cell/>
          <table:table-cell table:style-name="ce58"/>
          <table:table-cell table:number-columns-repeated="1021"/>
        </table:table-row>
        <table:table-row table:style-name="ro1">
          <table:table-cell table:style-name="ce41" office:value-type="string" calcext:value-type="string">
            <text:p>Aportació empresa</text:p>
          </table:table-cell>
          <table:table-cell table:style-name="ce47"/>
          <table:table-cell table:style-name="ce59"/>
          <table:table-cell table:number-columns-repeated="1021"/>
        </table:table-row>
        <table:table-row table:style-name="ro1">
          <table:table-cell table:style-name="ce45" office:value-type="string" calcext:value-type="string">
            <text:p>1. Contingencias Comunes</text:p>
          </table:table-cell>
          <table:table-cell table:style-name="ce49" office:value-type="percentage" office:value="0.236" calcext:value-type="percentage">
            <text:p>23,60%</text:p>
          </table:table-cell>
          <table:table-cell table:style-name="ce57" table:formula="of:=ROUND([.$B$17]*[.B37];2)" office:value-type="currency" office:currency="EUR" office:value="65.95" calcext:value-type="currency">
            <text:p>65,95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2. AT y EP</text:p>
          </table:table-cell>
          <table:table-cell table:style-name="ce50"/>
          <table:table-cell table:style-name="ce57" table:formula="of:=SUM([.C33:.C34])" office:value-type="currency" office:currency="EUR" office:value="4.2" calcext:value-type="currency">
            <text:p>4,20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2. Desempleo</text:p>
          </table:table-cell>
          <table:table-cell table:style-name="ce49" office:value-type="percentage" office:value="0.055" calcext:value-type="percentage">
            <text:p>5,50%</text:p>
          </table:table-cell>
          <table:table-cell table:style-name="ce57" table:formula="of:=ROUND([.$B$17]*[.B39];2)" office:value-type="currency" office:currency="EUR" office:value="15.37" calcext:value-type="currency">
            <text:p>15,37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2. Formación Profesional</text:p>
          </table:table-cell>
          <table:table-cell table:style-name="ce49" office:value-type="percentage" office:value="0.006" calcext:value-type="percentage">
            <text:p>0,60%</text:p>
          </table:table-cell>
          <table:table-cell table:style-name="ce57" table:formula="of:=ROUND([.$B$17]*[.B40];2)" office:value-type="currency" office:currency="EUR" office:value="1.68" calcext:value-type="currency">
            <text:p>1,68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2. Fondo Garantía Salarial (FOGASA)</text:p>
          </table:table-cell>
          <table:table-cell table:style-name="ce52" office:value-type="percentage" office:value="0.002" calcext:value-type="percentage">
            <text:p>0,20%</text:p>
          </table:table-cell>
          <table:table-cell table:style-name="ce60" table:formula="of:=ROUND([.$B$17]*[.B41];2)" office:value-type="currency" office:currency="EUR" office:value="0.56" calcext:value-type="currency">
            <text:p>0,56 €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TOTAL</text:p>
          </table:table-cell>
          <table:table-cell table:style-name="ce50"/>
          <table:table-cell table:style-name="ce57" table:formula="of:=SUM([.C37:.C41])" office:value-type="currency" office:currency="EUR" office:value="87.76" calcext:value-type="currency">
            <text:p>87,76 €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8"/>
          <table:table-cell table:number-columns-repeated="1021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sglossament càlcul per treballador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" table:default-cell-style-name="ce44"/>
        <table:table-column table:style-name="co2" table:default-cell-style-name="ce44"/>
        <table:table-column table:style-name="co5" table:default-cell-style-name="ce44"/>
        <table:table-column table:style-name="co6" table:default-cell-style-name="ce44"/>
        <table:table-column table:style-name="co2" table:number-columns-repeated="1020" table:default-cell-style-name="ce44"/>
        <table:table-row table:style-name="ro1">
          <table:table-cell table:style-name="ce41" office:value-type="string" calcext:value-type="string">
            <text:p>PER TREBALLADOR</text:p>
          </table:table-cell>
          <table:table-cell table:style-name="ce41"/>
          <table:table-cell table:style-name="ce69" table:number-columns-repeated="3"/>
          <table:table-cell table:number-columns-repeated="1019"/>
        </table:table-row>
        <table:table-row table:style-name="ro1">
          <table:table-cell table:style-name="ce41" office:value-type="string" calcext:value-type="string">
            <text:p>Descripció</text:p>
          </table:table-cell>
          <table:table-cell table:style-name="ce41" office:value-type="string" calcext:value-type="string">
            <text:p>Base</text:p>
          </table:table-cell>
          <table:table-cell table:style-name="ce69" office:value-type="string" calcext:value-type="string">
            <text:p>Cuota empresarial</text:p>
          </table:table-cell>
          <table:table-cell table:style-name="ce69" office:value-type="string" calcext:value-type="string">
            <text:p>Cuota trabajador</text:p>
          </table:table-cell>
          <table:table-cell table:style-name="ce69" office:value-type="string" calcext:value-type="string">
            <text:p>Quota Total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Contingencias comunes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B19]*[$'Paràmetres nòmina'.B37];2)" office:value-type="currency" office:currency="EUR" office:value="65.95" calcext:value-type="currency">
            <text:p>65,95 €</text:p>
          </table:table-cell>
          <table:table-cell table:style-name="ce57" table:formula="of:=ROUND([$'Paràmetres nòmina'.B19]*[$'Paràmetres nòmina'.B23];2)" office:value-type="currency" office:currency="EUR" office:value="13.13" calcext:value-type="currency">
            <text:p>13,13 €</text:p>
          </table:table-cell>
          <table:table-cell table:style-name="ce57" table:formula="of:=SUM([.C3:.D3])" office:value-type="currency" office:currency="EUR" office:value="79.08" calcext:value-type="currency">
            <text:p>79,08 €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Liquido Contingencias comunes</text:p>
          </table:table-cell>
          <table:table-cell table:style-name="ce67"/>
          <table:table-cell table:style-name="ce70" table:formula="of:=SUM([.C3])" office:value-type="currency" office:currency="EUR" office:value="65.95" calcext:value-type="currency">
            <text:p>65,95 €</text:p>
          </table:table-cell>
          <table:table-cell table:style-name="ce70" table:formula="of:=SUM([.D3])" office:value-type="currency" office:currency="EUR" office:value="13.13" calcext:value-type="currency">
            <text:p>13,13 €</text:p>
          </table:table-cell>
          <table:table-cell table:style-name="ce70" table:formula="of:=SUM([.C4:.D4])" office:value-type="currency" office:currency="EUR" office:value="79.08" calcext:value-type="currency">
            <text:p>79,08 €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IT de accidentes de trabajo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$B$19]*[$'Paràmetres nòmina'.B33];2)" office:value-type="currency" office:currency="EUR" office:value="2.24" calcext:value-type="currency">
            <text:p>2,24 €</text:p>
          </table:table-cell>
          <table:table-cell table:style-name="ce50"/>
          <table:table-cell table:style-name="ce57" table:formula="of:=SUM([.C5:.D5])" office:value-type="currency" office:currency="EUR" office:value="2.24" calcext:value-type="currency">
            <text:p>2,24 €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IMS de accidentes de trabajo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$B$19]*[$'Paràmetres nòmina'.B34];2)" office:value-type="currency" office:currency="EUR" office:value="1.96" calcext:value-type="currency">
            <text:p>1,96 €</text:p>
          </table:table-cell>
          <table:table-cell table:style-name="ce50"/>
          <table:table-cell table:style-name="ce57" table:formula="of:=SUM([.C6:.D6])" office:value-type="currency" office:currency="EUR" office:value="1.96" calcext:value-type="currency">
            <text:p>1,96 €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Liquido de accidentes de trabajo</text:p>
          </table:table-cell>
          <table:table-cell table:style-name="ce67"/>
          <table:table-cell table:style-name="ce70" table:formula="of:=SUM([.C5]+[.C6])" office:value-type="currency" office:currency="EUR" office:value="4.2" calcext:value-type="currency">
            <text:p>4,20 €</text:p>
          </table:table-cell>
          <table:table-cell table:style-name="ce67"/>
          <table:table-cell table:style-name="ce70" table:formula="of:=SUM([.C7:.D7])" office:value-type="currency" office:currency="EUR" office:value="4.2" calcext:value-type="currency">
            <text:p>4,20 €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Desempleo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$B$19]*[$'Paràmetres nòmina'.B39];2)" office:value-type="currency" office:currency="EUR" office:value="15.37" calcext:value-type="currency">
            <text:p>15,37 €</text:p>
          </table:table-cell>
          <table:table-cell table:style-name="ce57" table:formula="of:=ROUND([$'Paràmetres nòmina'.B19]*[$'Paràmetres nòmina'.B24];2)" office:value-type="currency" office:currency="EUR" office:value="4.33" calcext:value-type="currency">
            <text:p>4,33 €</text:p>
          </table:table-cell>
          <table:table-cell table:style-name="ce57" table:formula="of:=SUM([.C8:.D8])" office:value-type="currency" office:currency="EUR" office:value="19.7" calcext:value-type="currency">
            <text:p>19,70 €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FOGASA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$B$19]*[$'Paràmetres nòmina'.B41];2)" office:value-type="currency" office:currency="EUR" office:value="0.56" calcext:value-type="currency">
            <text:p>0,56 €</text:p>
          </table:table-cell>
          <table:table-cell table:style-name="ce50"/>
          <table:table-cell table:style-name="ce57" table:formula="of:=SUM([.C9:.D9])" office:value-type="currency" office:currency="EUR" office:value="0.56" calcext:value-type="currency">
            <text:p>0,56 €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Formacion profesional</text:p>
          </table:table-cell>
          <table:table-cell table:style-name="ce57" table:formula="of:=[$'Paràmetres nòmina'.B19]" office:value-type="currency" office:currency="EUR" office:value="279.43" calcext:value-type="currency">
            <text:p>279,43 €</text:p>
          </table:table-cell>
          <table:table-cell table:style-name="ce57" table:formula="of:=ROUND([$'Paràmetres nòmina'.$B$19]*[$'Paràmetres nòmina'.B40];2)" office:value-type="currency" office:currency="EUR" office:value="1.68" calcext:value-type="currency">
            <text:p>1,68 €</text:p>
          </table:table-cell>
          <table:table-cell table:style-name="ce57" table:formula="of:=ROUND([$'Paràmetres nòmina'.B19]*[$'Paràmetres nòmina'.B25];2)" office:value-type="currency" office:currency="EUR" office:value="0.28" calcext:value-type="currency">
            <text:p>0,28 €</text:p>
          </table:table-cell>
          <table:table-cell table:style-name="ce57" table:formula="of:=SUM([.C10:.D10])" office:value-type="currency" office:currency="EUR" office:value="1.96" calcext:value-type="currency">
            <text:p>1,96 €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Líquido de otras cotizaciones</text:p>
          </table:table-cell>
          <table:table-cell table:style-name="ce67"/>
          <table:table-cell table:style-name="ce70" table:formula="of:=SUM([.C8:.C10])" office:value-type="currency" office:currency="EUR" office:value="17.61" calcext:value-type="currency">
            <text:p>17,61 €</text:p>
          </table:table-cell>
          <table:table-cell table:style-name="ce70" table:formula="of:=SUM([.D8:.D10])" office:value-type="currency" office:currency="EUR" office:value="4.61" calcext:value-type="currency">
            <text:p>4,61 €</text:p>
          </table:table-cell>
          <table:table-cell table:style-name="ce70" table:formula="of:=SUM([.C11:.D11])" office:value-type="currency" office:currency="EUR" office:value="22.22" calcext:value-type="currency">
            <text:p>22,22 €</text:p>
          </table:table-cell>
          <table:table-cell table:number-columns-repeated="1019"/>
        </table:table-row>
        <table:table-row table:style-name="ro1">
          <table:table-cell table:style-name="ce66" office:value-type="string" calcext:value-type="string">
            <text:p>Líquido de totales</text:p>
          </table:table-cell>
          <table:table-cell table:style-name="ce68"/>
          <table:table-cell table:style-name="ce71" table:formula="of:=SUM([.C4];[.C7];[.C11])" office:value-type="currency" office:currency="EUR" office:value="87.76" calcext:value-type="currency">
            <text:p>87,76 €</text:p>
          </table:table-cell>
          <table:table-cell table:style-name="ce71" table:formula="of:=SUM([.D4];[.D7];[.D11])" office:value-type="currency" office:currency="EUR" office:value="17.74" calcext:value-type="currency">
            <text:p>17,74 €</text:p>
          </table:table-cell>
          <table:table-cell table:style-name="ce72" table:formula="of:=SUM([.C12:.D12])" office:value-type="currency" office:currency="EUR" office:value="105.5" calcext:value-type="currency">
            <text:p>105,50 €</text:p>
          </table:table-cell>
          <table:table-cell table:style-name="ce73" table:number-columns-repeated="21"/>
          <table:table-cell table:number-columns-repeated="998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but SS amb desglossament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PER EMPRESA</text:p>
          </table:table-cell>
          <table:table-cell table:style-name="ce41"/>
          <table:table-cell table:style-name="ce69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41" office:value-type="string" calcext:value-type="string">
            <text:p>Descripció</text:p>
          </table:table-cell>
          <table:table-cell table:style-name="ce41" office:value-type="string" calcext:value-type="string">
            <text:p>Base</text:p>
          </table:table-cell>
          <table:table-cell table:style-name="ce69" office:value-type="string" calcext:value-type="string">
            <text:p>Cuota empresarial</text:p>
          </table:table-cell>
          <table:table-cell table:style-name="ce69" office:value-type="string" calcext:value-type="string">
            <text:p>Cuota trabajador</text:p>
          </table:table-cell>
          <table:table-cell table:style-name="ce69" office:value-type="string" calcext:value-type="string">
            <text:p>Importe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5" office:value-type="string" calcext:value-type="string">
            <text:p>Contingencias comunes</text:p>
          </table:table-cell>
          <table:table-cell table:style-name="ce57" table:formula="of:=[$'Paràmetres nòmina'.$B$19]*3" office:value-type="currency" office:currency="EUR" office:value="838.29" calcext:value-type="currency">
            <text:p>838,29 €</text:p>
          </table:table-cell>
          <table:table-cell table:style-name="ce57" table:formula="of:=ROUND([$'Paràmetres nòmina'.B19]*[$'Paràmetres nòmina'.B37]*3;2)" office:value-type="currency" office:currency="EUR" office:value="197.84" calcext:value-type="currency">
            <text:p>197,84 €</text:p>
          </table:table-cell>
          <table:table-cell table:style-name="ce57" table:formula="of:=ROUND([$'Paràmetres nòmina'.B19]*[$'Paràmetres nòmina'.B23]*3;2)" office:value-type="currency" office:currency="EUR" office:value="39.4" calcext:value-type="currency">
            <text:p>39,40 €</text:p>
          </table:table-cell>
          <table:table-cell table:style-name="ce57" table:formula="of:=SUM([.C3:.D3])" office:value-type="currency" office:currency="EUR" office:value="237.24" calcext:value-type="currency">
            <text:p>237,24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65" office:value-type="string" calcext:value-type="string">
            <text:p>Liquido Contingencias comunes</text:p>
          </table:table-cell>
          <table:table-cell table:style-name="ce67"/>
          <table:table-cell table:style-name="ce70" table:formula="of:=[.C3]" office:value-type="currency" office:currency="EUR" office:value="197.84" calcext:value-type="currency">
            <text:p>197,84 €</text:p>
          </table:table-cell>
          <table:table-cell table:style-name="ce70" table:formula="of:=[.D3]" office:value-type="currency" office:currency="EUR" office:value="39.4" calcext:value-type="currency">
            <text:p>39,40 €</text:p>
          </table:table-cell>
          <table:table-cell table:style-name="ce70" table:formula="of:=SUM([.C4:.D4])" office:value-type="currency" office:currency="EUR" office:value="237.24" calcext:value-type="currency">
            <text:p>237,24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5" office:value-type="string" calcext:value-type="string">
            <text:p>IT de accidentes de trabajo</text:p>
          </table:table-cell>
          <table:table-cell table:style-name="ce57" table:formula="of:=[$'Paràmetres nòmina'.$B$19]*3" office:value-type="currency" office:currency="EUR" office:value="838.29" calcext:value-type="currency">
            <text:p>838,29 €</text:p>
          </table:table-cell>
          <table:table-cell table:style-name="ce57" table:formula="of:=ROUND([$'Paràmetres nòmina'.$B$19]*[$'Paràmetres nòmina'.B33]*3;2)" office:value-type="currency" office:currency="EUR" office:value="6.71" calcext:value-type="currency">
            <text:p>6,71 €</text:p>
          </table:table-cell>
          <table:table-cell table:style-name="ce50"/>
          <table:table-cell table:style-name="ce57" table:formula="of:=SUM([.C5:.D5])" office:value-type="currency" office:currency="EUR" office:value="6.71" calcext:value-type="currency">
            <text:p>6,71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5" office:value-type="string" calcext:value-type="string">
            <text:p>IMS de accidentes de trabajo</text:p>
          </table:table-cell>
          <table:table-cell table:style-name="ce57" table:formula="of:=[$'Paràmetres nòmina'.$B$19]*3" office:value-type="currency" office:currency="EUR" office:value="838.29" calcext:value-type="currency">
            <text:p>838,29 €</text:p>
          </table:table-cell>
          <table:table-cell table:style-name="ce57" table:formula="of:=ROUND([$'Paràmetres nòmina'.$B$19]*[$'Paràmetres nòmina'.B34]*3;2)" office:value-type="currency" office:currency="EUR" office:value="5.87" calcext:value-type="currency">
            <text:p>5,87 €</text:p>
          </table:table-cell>
          <table:table-cell table:style-name="ce50"/>
          <table:table-cell table:style-name="ce57" table:formula="of:=SUM([.C6:.D6])" office:value-type="currency" office:currency="EUR" office:value="5.87" calcext:value-type="currency">
            <text:p>5,87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65" office:value-type="string" calcext:value-type="string">
            <text:p>Liquido de accidentes de trabajo</text:p>
          </table:table-cell>
          <table:table-cell table:style-name="ce67"/>
          <table:table-cell table:style-name="ce70" table:formula="of:=SUM([.C5]+[.C6])" office:value-type="currency" office:currency="EUR" office:value="12.58" calcext:value-type="currency">
            <text:p>12,58 €</text:p>
          </table:table-cell>
          <table:table-cell table:style-name="ce67"/>
          <table:table-cell table:style-name="ce70" table:formula="of:=SUM([.C7:.D7])" office:value-type="currency" office:currency="EUR" office:value="12.58" calcext:value-type="currency">
            <text:p>12,58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45" office:value-type="string" calcext:value-type="string">
            <text:p>Otras cotizaciones</text:p>
          </table:table-cell>
          <table:table-cell table:style-name="ce45"/>
          <table:table-cell table:style-name="ce60" table:formula="of:=ROUND([$'Paràmetres nòmina'.$B$19]*SUM([$'Paràmetres nòmina'.B39:.B41])*3;2)" office:value-type="currency" office:currency="EUR" office:value="52.81" calcext:value-type="currency">
            <text:p>52,81 €</text:p>
          </table:table-cell>
          <table:table-cell table:style-name="ce60" table:formula="of:=ROUND([$'Paràmetres nòmina'.$B$19]*SUM([$'Paràmetres nòmina'.B24:.B25])*3;2)" office:value-type="currency" office:currency="EUR" office:value="13.83" calcext:value-type="currency">
            <text:p>13,83 €</text:p>
          </table:table-cell>
          <table:table-cell table:style-name="ce60" table:formula="of:=SUM([.C8:.D8])" office:value-type="currency" office:currency="EUR" office:value="66.64" calcext:value-type="currency">
            <text:p>66,64 €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65" office:value-type="string" calcext:value-type="string">
            <text:p>Líquido de otras cotizaciones</text:p>
          </table:table-cell>
          <table:table-cell table:style-name="ce67"/>
          <table:table-cell table:style-name="ce70" table:formula="of:=SUM([.C8])" office:value-type="currency" office:currency="EUR" office:value="52.81" calcext:value-type="currency">
            <text:p>52,81 €</text:p>
          </table:table-cell>
          <table:table-cell table:style-name="ce70" table:formula="of:=SUM([.D8])" office:value-type="currency" office:currency="EUR" office:value="13.83" calcext:value-type="currency">
            <text:p>13,83 €</text:p>
          </table:table-cell>
          <table:table-cell table:style-name="ce70" table:formula="of:=SUM([.C9:.D9])" office:value-type="currency" office:currency="EUR" office:value="66.64" calcext:value-type="currency">
            <text:p>66,64 €</text:p>
          </table:table-cell>
          <table:table-cell table:style-name="ce44"/>
          <table:table-cell table:number-columns-repeated="1018"/>
        </table:table-row>
        <table:table-row table:style-name="ro10">
          <table:table-cell table:style-name="ce66" office:value-type="string" calcext:value-type="string">
            <text:p>Líquido de totales</text:p>
          </table:table-cell>
          <table:table-cell table:style-name="ce68"/>
          <table:table-cell table:style-name="ce71" table:formula="of:=SUM([.C4];[.C7];[.C9])" office:value-type="currency" office:currency="EUR" office:value="263.23" calcext:value-type="currency">
            <text:p>263,23 €</text:p>
          </table:table-cell>
          <table:table-cell table:style-name="ce71" table:formula="of:=SUM([.D4];[.D7];[.D9])" office:value-type="currency" office:currency="EUR" office:value="53.23" calcext:value-type="currency">
            <text:p>53,23 €</text:p>
          </table:table-cell>
          <table:table-cell table:style-name="ce72" table:formula="of:=SUM([.C10:.D10])" office:value-type="currency" office:currency="EUR" office:value="316.46" calcext:value-type="currency">
            <text:p>316,46 €</text:p>
          </table:table-cell>
          <table:table-cell table:style-name="ce73"/>
          <table:table-cell table:style-name="ce33" table:number-columns-repeated="20"/>
          <table:table-cell table:number-columns-repeated="998"/>
        </table:table-row>
        <table:table-row table:style-name="ro7" table:number-rows-repeated="2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74" office:value-type="string" calcext:value-type="string" table:number-columns-spanned="5" table:number-rows-spanned="1">
            <text:p>A introduir a Introducir/Modificar Base Común de Cotización. Valors per treballador</text:p>
          </table:table-cell>
          <table:covered-table-cell table:number-columns-repeated="4" table:style-name="ce44"/>
          <table:table-cell table:style-name="ce44"/>
          <table:table-cell table:number-columns-repeated="1018"/>
        </table:table-row>
        <table:table-row table:style-name="ro1">
          <table:table-cell table:style-name="ce41" office:value-type="string" calcext:value-type="string">
            <text:p>Número de Horas</text:p>
          </table:table-cell>
          <table:table-cell table:style-name="ce41" office:value-type="string" calcext:value-type="string">
            <text:p>Base Común de Cotización</text:p>
          </table:table-cell>
          <table:table-cell table:style-name="ce76" office:value-type="string" calcext:value-type="string">
            <text:p>Importe CRA</text:p>
          </table:table-cell>
          <table:table-cell table:style-name="ce69"/>
          <table:table-cell table:style-name="ce78"/>
          <table:table-cell table:style-name="ce44"/>
          <table:table-cell table:number-columns-repeated="1018"/>
        </table:table-row>
        <table:table-row table:style-name="ro1">
          <table:table-cell table:style-name="ce75" table:formula="of:=[$'Paràmetres nòmina'.B8]" office:value-type="float" office:value="8" calcext:value-type="float">
            <text:p>8</text:p>
          </table:table-cell>
          <table:table-cell table:style-name="ce60" table:formula="of:=[$'Paràmetres nòmina'.B19]" office:value-type="currency" office:currency="EUR" office:value="279.43" calcext:value-type="currency">
            <text:p>279,43 €</text:p>
          </table:table-cell>
          <table:table-cell table:style-name="ce60" table:formula="of:=[$'Paràmetres nòmina'.C29]" office:value-type="currency" office:currency="EUR" office:value="256.1" calcext:value-type="currency">
            <text:p>256,10 €</text:p>
          </table:table-cell>
          <table:table-cell table:style-name="ce77"/>
          <table:table-cell table:style-name="ce45"/>
          <table:table-cell table:style-name="ce44"/>
          <table:table-cell table:number-columns-repeated="1018"/>
        </table:table-row>
        <table:table-row table:style-name="ro7" table:number-rows-repeated="2">
          <table:table-cell table:style-name="ce44" table:number-columns-repeated="6"/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8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20:19:36.20932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àmetres_20_nòmina" style:display-name="PageStyle_Paràmetres nòm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glossament_20_càlcul_20_per_20_treballador" style:display-name="PageStyle_Desglossament càlcul per treballad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but_20_SS_20_amb_20_desglossament" style:display-name="PageStyle_Rebut SS amb desglossa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7T20:27:30.951246060</dc:date>
    <meta:editing-duration>PT7M53S</meta:editing-duration>
    <meta:editing-cycles>3</meta:editing-cycles>
    <meta:document-statistic meta:table-count="3" meta:cell-count="181" meta:object-count="0"/>
  </office:meta>
</office:document-meta>
</file>